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c5cf" officeooo:paragraph-rsid="001ec5cf"/>
    </style:style>
    <style:style style:name="P2" style:family="paragraph" style:parent-style-name="Standard">
      <style:paragraph-properties fo:text-align="start" style:justify-single-word="false"/>
      <style:text-properties officeooo:rsid="001fb686" officeooo:paragraph-rsid="001fb68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b686" officeooo:paragraph-rsid="001fb68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1743d" officeooo:paragraph-rsid="0021743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c50b" officeooo:paragraph-rsid="0021c50b"/>
    </style:style>
    <style:style style:name="P6" style:family="paragraph" style:parent-style-name="Standard">
      <style:paragraph-properties fo:text-align="start" style:justify-single-word="false"/>
      <style:text-properties officeooo:rsid="0021c50b" officeooo:paragraph-rsid="0021c50b"/>
    </style:style>
    <style:style style:name="P7" style:family="paragraph" style:parent-style-name="Standard">
      <style:paragraph-properties fo:text-align="start" style:justify-single-word="false"/>
      <style:text-properties officeooo:rsid="00220e23" officeooo:paragraph-rsid="00220e23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2ae14" officeooo:paragraph-rsid="0022ae14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2b4da" officeooo:paragraph-rsid="0022b4da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2f3ee" officeooo:paragraph-rsid="0022f3ee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52968" officeooo:paragraph-rsid="00252968"/>
    </style:style>
    <style:style style:name="P12" style:family="paragraph" style:parent-style-name="Standard">
      <style:paragraph-properties fo:text-align="start" style:justify-single-word="false"/>
      <style:text-properties officeooo:rsid="00252968" officeooo:paragraph-rsid="00252968"/>
    </style:style>
    <style:style style:name="P13" style:family="paragraph" style:parent-style-name="Standard">
      <style:paragraph-properties fo:text-align="start" style:justify-single-word="false"/>
      <style:text-properties officeooo:rsid="0028b43c" officeooo:paragraph-rsid="0028b43c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28b43c" officeooo:paragraph-rsid="0028b43c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c70ff" officeooo:paragraph-rsid="002c70ff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2dde63" officeooo:paragraph-rsid="002dde63"/>
    </style:style>
    <style:style style:name="P17" style:family="paragraph" style:parent-style-name="Standard">
      <style:paragraph-properties fo:text-align="start" style:justify-single-word="false"/>
      <style:text-properties officeooo:rsid="002dde63" officeooo:paragraph-rsid="002dde63"/>
    </style:style>
    <style:style style:name="P18" style:family="paragraph" style:parent-style-name="Standard">
      <style:paragraph-properties fo:text-align="start" style:justify-single-word="false"/>
      <style:text-properties officeooo:rsid="002f54c0" officeooo:paragraph-rsid="002f54c0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304f8a" officeooo:paragraph-rsid="00304f8a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336d97" officeooo:paragraph-rsid="00336d97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35669a" officeooo:paragraph-rsid="0035669a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35e00a" officeooo:paragraph-rsid="0035e00a"/>
    </style:style>
    <style:style style:name="P23" style:family="paragraph" style:parent-style-name="Standard">
      <style:paragraph-properties fo:text-align="start" style:justify-single-word="false"/>
      <style:text-properties officeooo:rsid="0035e00a" officeooo:paragraph-rsid="0035e00a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36db04" officeooo:paragraph-rsid="0036db04"/>
    </style:style>
    <style:style style:name="P25" style:family="paragraph" style:parent-style-name="Standard">
      <style:paragraph-properties fo:text-align="start" style:justify-single-word="false"/>
      <style:text-properties officeooo:rsid="003820d4" officeooo:paragraph-rsid="003820d4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3820d4" officeooo:paragraph-rsid="003820d4"/>
    </style:style>
    <style:style style:name="T1" style:family="text">
      <style:text-properties officeooo:rsid="002378e4"/>
    </style:style>
    <style:style style:name="T2" style:family="text">
      <style:text-properties officeooo:rsid="00252968"/>
    </style:style>
    <style:style style:name="T3" style:family="text">
      <style:text-properties officeooo:rsid="00271d2d"/>
    </style:style>
    <style:style style:name="T4" style:family="text">
      <style:text-properties officeooo:rsid="002a03db"/>
    </style:style>
    <style:style style:name="T5" style:family="text">
      <style:text-properties officeooo:rsid="002b6261"/>
    </style:style>
    <style:style style:name="T6" style:family="text">
      <style:text-properties officeooo:rsid="002d0bed"/>
    </style:style>
    <style:style style:name="T7" style:family="text">
      <style:text-properties officeooo:rsid="002e53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ons on Trusting Trust</text:p>
      <text:p text:style-name="P1"/>
      <text:p text:style-name="P2">Stage I</text:p>
      <text:list xml:id="list6496318550197117821" text:style-name="L1">
        <text:list-item>
          <text:p text:style-name="P3">self-reproducing program in FORTRAN</text:p>
        </text:list-item>
        <text:list-item>
          <text:p text:style-name="P4">problem: write a program that produces itself when run in as few lines as possible</text:p>
        </text:list-item>
        <text:list-item>
          <text:p text:style-name="P5">two important properties of example</text:p>
          <text:list>
            <text:list-item>
              <text:p text:style-name="P5">this program can easily be written by another program</text:p>
            </text:list-item>
            <text:list-item>
              <text:p text:style-name="P5">can contain arbitrary amount of excess baggage that will be reproduced along with main algorithm</text:p>
            </text:list-item>
          </text:list>
        </text:list-item>
      </text:list>
      <text:p text:style-name="P6"/>
      <text:p text:style-name="P7">Stage II</text:p>
      <text:list xml:id="list4577838785601040721" text:style-name="L2">
        <text:list-item>
          <text:p text:style-name="P8">Figure 2 “knows” what character code is compiled for a new line in any character set</text:p>
          <text:list>
            <text:list-item>
              <text:p text:style-name="P9">act of knowing allows it to recompile itself</text:p>
            </text:list-item>
          </text:list>
        </text:list-item>
        <text:list-item>
          <text:p text:style-name="P10"><text:span text:style-name="T2">problem: </text:span>sps we want to add a '\v' character, the original compiler won't be able to output that character in a portable way because its understanding isn't built into the <text:span text:style-name="T1">compiler</text:span></text:p>
        </text:list-item>
        <text:list-item>
          <text:p text:style-name="P11">solution: look in ASCII table <text:span text:style-name="T3">that '\v' is decimal 11 and have compiler return that (this won't be portable), then use that compiler to produce the portable version (i.e. return '\v')</text:span></text:p>
        </text:list-item>
        <text:list-item>
          <text:p text:style-name="P14">this is a “learning” program, you tell it once, then can use this self-referencing <text:span text:style-name="T4">definition</text:span></text:p>
        </text:list-item>
      </text:list>
      <text:p text:style-name="P12"/>
      <text:p text:style-name="P13">St<text:span text:style-name="T5">age III</text:span></text:p>
      <text:list xml:id="list1978841101549677338" text:style-name="L3">
        <text:list-item>
          <text:p text:style-name="P15">Figure 6 is a sample of <text:span text:style-name="T6">code for a compiler that deliberately compiles a bug into a program whose source matches a certain pattern</text:span></text:p>
        </text:list-item>
        <text:list-item>
          <text:p text:style-name="P16">problem: easy to detect this bug, Figure 6 looks highly suspicious in source code-code</text:p>
        </text:list-item>
        <text:list-item>
          <text:p text:style-name="P16">solution: <text:span text:style-name="T7">add another trojan that inserts the first trojan into provided C compiler</text:span></text:p>
          <text:list>
            <text:list-item>
              <text:p text:style-name="P19">no longer any trace of the original source, the understanding comes from within the C compiler, which has been bugged</text:p>
            </text:list-item>
          </text:list>
        </text:list-item>
      </text:list>
      <text:p text:style-name="P17"/>
      <text:p text:style-name="P18">Moral</text:p>
      <text:list xml:id="list1274275969330478037" text:style-name="L4">
        <text:list-item>
          <text:p text:style-name="P20">can't trust code you didn't totally create yourself</text:p>
        </text:list-item>
        <text:list-item>
          <text:p text:style-name="P24">as program gets lower and lower level, bugs will get harder to detect</text:p>
        </text:list-item>
        <text:list-item>
          <text:p text:style-name="P21">cultural gap in understanding seriousness of exploit effects</text:p>
        </text:list-item>
        <text:list-item>
          <text:p text:style-name="P22">press must learn that misguided use of a computer is no more amusing than drunk driving</text:p>
        </text:list-item>
      </text:list>
      <text:p text:style-name="P23"/>
      <text:p text:style-name="P25">SOURCE: <text:a xlink:type="simple" xlink:href="http://cm.bell-labs.com/who/ken/trust.html" text:style-name="Internet_20_link" text:visited-style-name="Visited_20_Internet_20_Link">http://cm.bell-labs.com/who/ken/trust.html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2:51:46.950316797</meta:creation-date>
    <meta:generator>LibreOffice/4.4.0.3$Linux_X86_64 LibreOffice_project/40m0$Build-3</meta:generator>
    <dc:date>2015-03-03T13:09:14.706664015</dc:date>
    <meta:editing-duration>PT17M12S</meta:editing-duration>
    <meta:editing-cycles>30</meta:editing-cycles>
    <meta:document-statistic meta:table-count="0" meta:image-count="0" meta:object-count="0" meta:page-count="1" meta:paragraph-count="24" meta:word-count="296" meta:character-count="1694" meta:non-whitespace-character-count="1440"/>
  </office:meta>
</office:document-meta>
</file>